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table:formula="of:=((([.C4]+[.D4]+[.E4])/3)*100)/325" office:value-type="float" office:value="98.0512820512821" calcext:value-type="float">
            <text:p>98.05128205128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office:value-type="float" office:value="325" calcext:value-type="float">
            <text:p>325</text:p>
          </table:table-cell>
          <table:table-cell table:formula="of:=((([.C5]+[.D5]+[.E5])/3)*100)/325" office:value-type="float" office:value="99.1794871794872" calcext:value-type="float">
            <text:p>99.17948717948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table:formula="of:=((([.C6]+[.D6]+[.E6])/3)*100)/325" office:value-type="float" office:value="98.6666666666667" calcext:value-type="float">
            <text:p>98.66666666666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table:formula="of:=((([.C7]+[.D7]+[.E7])/3)*100)/325" office:value-type="float" office:value="98.8717948717949" calcext:value-type="float">
            <text:p>98.871794871794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table:formula="of:=((([.C8]+[.D8]+[.E8])/3)*100)/325" office:value-type="float" office:value="98.7692307692308" calcext:value-type="float">
            <text:p>98.76923076923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15" calcext:value-type="float">
            <text:p>315</text:p>
          </table:table-cell>
          <table:table-cell table:formula="of:=((([.C9]+[.D9]+[.E9])/3)*100)/325" office:value-type="float" office:value="98.974358974359" calcext:value-type="float">
            <text:p>98.974358974359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325" calcext:value-type="float">
            <text:p>325</text:p>
          </table:table-cell>
          <table:table-cell table:style-name="ce1" table:formula="of:=((([.C10]+[.D10]+[.E10])/3)*100)/325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formula="of:=((([.C11]+[.D11]+[.E11])/3)*100)/325" office:value-type="float" office:value="98.974358974359" calcext:value-type="float">
            <text:p>98.9743589743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table:formula="of:=((([.C12]+[.D12]+[.E12])/3)*100)/325" office:value-type="float" office:value="98.3589743589744" calcext:value-type="float">
            <text:p>98.35897435897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office:value-type="float" office:value="320" calcext:value-type="float">
            <text:p>320</text:p>
          </table:table-cell>
          <table:table-cell table:formula="of:=((([.C13]+[.D13]+[.E13])/3)*100)/325" office:value-type="float" office:value="99.2820512820513" calcext:value-type="float">
            <text:p>99.282051282051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table:formula="of:=((([.C14]+[.D14]+[.E14])/3)*100)/325" office:value-type="float" office:value="99.1794871794872" calcext:value-type="float">
            <text:p>99.179487179487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table:formula="of:=((([.C15]+[.D15]+[.E15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table:formula="of:=((([.C16]+[.D16]+[.E16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table:formula="of:=((([.C17]+[.D17]+[.E17])/3)*100)/325" office:value-type="float" office:value="99.3846153846154" calcext:value-type="float">
            <text:p>99.384615384615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table:formula="of:=((([.C18]+[.D18]+[.E18])/3)*100)/325" office:value-type="float" office:value="98.5641025641026" calcext:value-type="float">
            <text:p>98.564102564102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5" calcext:value-type="float">
            <text:p>325</text:p>
          </table:table-cell>
          <table:table-cell office:value-type="float" office:value="317" calcext:value-type="float">
            <text:p>317</text:p>
          </table:table-cell>
          <table:table-cell office:value-type="float" office:value="322" calcext:value-type="float">
            <text:p>322</text:p>
          </table:table-cell>
          <table:table-cell table:formula="of:=((([.C19]+[.D19]+[.E19])/3)*100)/325" office:value-type="float" office:value="98.8717948717949" calcext:value-type="float">
            <text:p>98.871794871794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table:formula="of:=((([.C20]+[.D20]+[.E20])/3)*100)/325" office:value-type="float" office:value="99.2820512820513" calcext:value-type="float">
            <text:p>99.282051282051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table:formula="of:=((([.C21]+[.D21]+[.E21])/3)*100)/325" office:value-type="float" office:value="99.6923076923077" calcext:value-type="float">
            <text:p>99.692307692307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table:formula="of:=((([.C22]+[.D22]+[.E22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table:formula="of:=((([.C23]+[.D23]+[.E23])/3)*100)/325" office:value-type="float" office:value="99.0769230769231" calcext:value-type="float">
            <text:p>99.0769230769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8:07:46.623545032</meta:creation-date>
    <dc:date>2020-06-17T18:09:46.002505606</dc:date>
    <meta:editing-duration>PT2M</meta:editing-duration>
    <meta:editing-cycles>1</meta:editing-cycles>
    <meta:document-statistic meta:table-count="1" meta:cell-count="100" meta:object-count="0"/>
    <meta:generator>LibreOffice/6.0.7.3$Linux_X86_64 LibreOffice_project/00m0$Build-3</meta:generator>
  </office:meta>
</office:document-meta>
</file>